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15pt"/>
    </style:style>
    <style:style style:name="co2" style:family="table-column">
      <style:table-column-properties fo:break-before="auto" style:column-width="54.45pt"/>
    </style:style>
    <style:style style:name="co3" style:family="table-column">
      <style:table-column-properties fo:break-before="auto" style:column-width="107.4pt"/>
    </style:style>
    <style:style style:name="co4" style:family="table-column">
      <style:table-column-properties fo:break-before="auto" style:column-width="442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vertical-align="middle"/>
      <style:text-properties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60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RequiredScenes</text:p>
          </table:table-cell>
          <table:table-cell office:value-type="string" calcext:value-type="string">
            <text:p>Transitions</text:p>
          </table:table-cell>
          <table:table-cell table:number-columns-repeated="6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 Baron</text:p>
          </table:table-cell>
          <table:table-cell/>
          <table:table-cell office:value-type="string" calcext:value-type="string">
            <text:p>CTA1, ROC1, AWF1.1, AWF1.2, A1.1, A1.2, UB1, MOTW1, FTL1</text:p>
          </table:table-cell>
          <table:table-cell table:style-name="ce3" office:value-type="string" calcext:value-type="string">
            <text:p>MTM:type=forest|swamp|mountain|plains:tag=pathtobaron:You enter {namewiththe}.</text:p>
            <text:p>AWF:type=fortress:tag=baronhome:You finally arrive at {namewiththe}.</text:p>
            <text:p>MF:pathtobaron:You leave {location:baronhome:namewiththe}.</text:p>
            <text:p>CTRT:hometown:You return to {namewiththe}.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4"/>
        </table:table-row>
        <table:table-row table:style-name="ro1" table:number-rows-repeated="1048569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 style:data-style-name="N2" text:time-value="20:34:26.2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9T22:01:13.127000000</meta:creation-date>
    <dc:date>2020-01-04T21:08:58.643000000</dc:date>
    <meta:editing-duration>PT51M39S</meta:editing-duration>
    <meta:editing-cycles>5</meta:editing-cycles>
    <meta:generator>LibreOffice/6.3.3.2$Windows_X86_64 LibreOffice_project/a64200df03143b798afd1ec74a12ab50359878ed</meta:generator>
    <meta:document-statistic meta:table-count="1" meta:cell-count="13" meta:object-count="0"/>
  </office:meta>
</office:document-meta>
</file>